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style:font-face style:name="Ubuntu" svg:font-family="Ubuntu" style:font-pitch="variable"/>
    <style:font-face style:name="Ubuntu Condensed" svg:font-family="'Ubuntu Condensed'" style:font-pitch="variable"/>
    <style:font-face style:name="Ubuntu Light" svg:font-family="'Ubuntu Light'"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eading_20_1">
      <style:text-properties style:font-name="URW Gothic"/>
    </style:style>
    <style:style style:name="P4" style:family="paragraph" style:parent-style-name="Heading_20_1">
      <style:text-properties style:font-name="Ubuntu Light"/>
    </style:style>
    <style:style style:name="P5" style:family="paragraph" style:parent-style-name="Heading_20_2">
      <style:text-properties style:font-name="Ubuntu"/>
    </style:style>
    <style:style style:name="P6" style:family="paragraph" style:parent-style-name="Heading_20_2">
      <style:text-properties style:font-name="Ubuntu Condensed"/>
    </style:style>
    <style:style style:name="P7" style:family="paragraph" style:parent-style-name="Heading_20_2">
      <style:text-properties officeooo:rsid="0009cd09" officeooo:paragraph-rsid="0009cd09"/>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3">
      <style:text-properties fo:font-weight="normal" style:font-weight-asian="normal" style:font-weight-complex="normal"/>
    </style:style>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5">
      <style:text-properties fo:font-weight="normal" style:font-weight-asian="normal" style:font-weight-complex="normal"/>
    </style:style>
    <style:style style:name="P13" style:family="paragraph" style:parent-style-name="Standard" style:list-style-name="L6">
      <style:text-properties fo:font-weight="normal" style:font-weight-asian="normal" style:font-weight-complex="normal"/>
    </style:style>
    <style:style style:name="P14" style:family="paragraph" style:parent-style-name="Standard" style:list-style-name="L7">
      <style:text-properties fo:font-weight="normal" style:font-weight-asian="normal" style:font-weight-complex="normal"/>
    </style:style>
    <style:style style:name="P15" style:family="paragraph" style:parent-style-name="Standard" style:list-style-name="L8">
      <style:text-properties fo:font-weight="normal" style:font-weight-asian="normal" style:font-weight-complex="normal"/>
    </style:style>
    <style:style style:name="P16" style:family="paragraph" style:parent-style-name="Standard" style:list-style-name="L9">
      <style:text-properties fo:font-weight="normal" style:font-weight-asian="normal" style:font-weight-complex="normal"/>
    </style:style>
    <style:style style:name="T1" style:family="text">
      <style:text-properties officeooo:rsid="0009cd0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9cd09"/>
    </style:style>
    <style:style style:name="T4" style:family="text">
      <style:text-properties officeooo:rsid="000a1578"/>
    </style:style>
    <style:style style:name="T5" style:family="text">
      <style:text-properties officeooo:rsid="000b4e7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3" text:outline-level="1">Bugs to report <text:span text:style-name="T4">2022.12.13 </text:span><text:span text:style-name="T5">(Full listing)</text:span></text:h>
      <text:p text:style-name="Horizontal_20_Line"/>
      <text:h text:style-name="P4" text:outline-level="1">System-wide</text:h>
      <text:p text:style-name="Horizontal_20_Line"/>
      <text:h text:style-name="P5" text:outline-level="2">Ubuntu <text:span text:style-name="T3">e</text:span><text:span text:style-name="T2">#</text:span> bug</text:h>
      <text:h text:style-name="P6" text:outline-level="2">Known to affect:</text:h>
      <text:h text:style-name="Heading_20_2" text:outline-level="2">Operating Systems</text:h>
      <text:list xml:id="list344734219" text:style-name="L1">
        <text:list-item>
          <text:p text:style-name="P8">Ubuntu 20.04 (Dell XPS 13)</text:p>
        </text:list-item>
        <text:list-item>
          <text:p text:style-name="P8">Ubuntu 22.04 (System76 Pangolin)</text:p>
        </text:list-item>
        <text:list-item>
          <text:p text:style-name="P8">Ubuntu 22.04.1 (System76 Pangolin)</text:p>
        </text:list-item>
      </text:list>
      <text:h text:style-name="Heading_20_3" text:outline-level="3">Programs</text:h>
      <text:list xml:id="list3571107845" text:style-name="L2">
        <text:list-item>
          <text:p text:style-name="P9">Gedit</text:p>
        </text:list-item>
        <text:list-item>
          <text:p text:style-name="P9">GNOME Calculator</text:p>
        </text:list-item>
        <text:list-item>
          <text:p text:style-name="P9">LibreOffice Writer</text:p>
        </text:list-item>
      </text:list>
      <text:h text:style-name="Heading_20_2" text:outline-level="2">Description:</text:h>
      <text:p text:style-name="P2">This bug will occur `&lt;instance&gt;` and will prevent any input, instead showing the characters e# with an underscore. I originally thought it lasted for the rest of the session, but it turns out it can be mitigated without restarting. I have lost work in the past, and would love to have known I could have mitigated it.</text:p>
      <text:h text:style-name="Heading_20_3" text:outline-level="3">Steps to reproduce:</text:h>
      <text:list xml:id="list1937687357" text:style-name="L3">
        <text:list-item>
          <text:p text:style-name="P10">Unknown</text:p>
        </text:list-item>
      </text:list>
      <text:h text:style-name="Heading_20_2" text:outline-level="2">Steps to mitigate:</text:h>
      <text:h text:style-name="Heading_20_3" text:outline-level="3">1. Emoji menu</text:h>
      <text:list xml:id="list4292518564" text:style-name="L4">
        <text:list-item>
          <text:p text:style-name="P11">a. Open a program capable of inserting Emojis</text:p>
        </text:list-item>
        <text:list-item>
          <text:p text:style-name="P11">b. Open the Emoji menu (inserting an emoji is optional)</text:p>
        </text:list-item>
        <text:list-item>
          <text:p text:style-name="P11">c. Fixed for now</text:p>
        </text:list-item>
      </text:list>
      <text:h text:style-name="Heading_20_3" text:outline-level="3">2. Simple restart</text:h>
      <text:list xml:id="list1300578770" text:style-name="L5">
        <text:list-item>
          <text:p text:style-name="P12">a. Restart your computer</text:p>
        </text:list-item>
        <text:list-item>
          <text:p text:style-name="P12">b. Hope it doesn't come back within 5 minutes</text:p>
        </text:list-item>
      </text:list>
      <text:p text:style-name="Horizontal_20_Line"/>
      <text:h text:style-name="P7" text:outline-level="2"><text:soft-page-break/>Ubuntu Appearance settings bug 2022</text:h>
      <text:h text:style-name="Heading_20_2" text:outline-level="2">Known to affect:</text:h>
      <text:h text:style-name="Heading_20_3" text:outline-level="3">Operating Systems</text:h>
      <text:list xml:id="list545659729" text:style-name="L6">
        <text:list-item>
          <text:p text:style-name="P13">Ubuntu 22.04 (System76 Pangolin)</text:p>
        </text:list-item>
        <text:list-item>
          <text:p text:style-name="P13">Ubuntu 22.04.1 (System76 Pangolin)</text:p>
        </text:list-item>
      </text:list>
      <text:h text:style-name="Heading_20_3" text:outline-level="3">Programs:</text:h>
      <text:p text:style-name="P1">Not counting programs affected by changing from light to dark mode</text:p>
      <text:p text:style-name="P2"/>
      <text:list xml:id="list4245930916" text:style-name="L7">
        <text:list-item>
          <text:p text:style-name="P14">GNOME/Ubuntu Settings</text:p>
        </text:list-item>
        <text:list-item>
          <text:p text:style-name="P14">Ubuntu Core</text:p>
        </text:list-item>
        <text:list-item>
          <text:p text:style-name="P14">Gedit</text:p>
        </text:list-item>
      </text:list>
      <text:h text:style-name="Heading_20_2" text:outline-level="2">Steps to reproduce:</text:h>
      <text:p text:style-name="P2">Appearance menu in Ubuntu 22.04 automatically changing upon opening the tab (if light mode is enabled, it will switch to dark mode until manually fixed, or escaping the tab and opening it again, and vice versa) and resetting the appearance preferences for Gedit</text:p>
      <text:h text:style-name="Heading_20_2" text:outline-level="2">Steps to mitigate:</text:h>
      <text:h text:style-name="Heading_20_3" text:outline-level="3"><text:span text:style-name="T1">1</text:span>. Reconfigure settings</text:h>
      <text:list xml:id="list1586781038" text:style-name="L8">
        <text:list-item>
          <text:p text:style-name="P15">a. Change the lighting theme back to what you prefer</text:p>
        </text:list-item>
        <text:list-item>
          <text:p text:style-name="P15">b. Reset the appearance preferences in any affected program</text:p>
        </text:list-item>
      </text:list>
      <text:h text:style-name="Heading_20_3" text:outline-level="3"><text:span text:style-name="T1">2</text:span>. Don't</text:h>
      <text:list xml:id="list3584697173" text:style-name="L9">
        <text:list-item>
          <text:p text:style-name="P16">a. Don't go to the <text:span text:style-name="Source_20_Text">appearance</text:span> menu</text:p>
        </text:list-item>
      </text:list>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style:font-face style:name="Ubuntu" svg:font-family="Ubuntu" style:font-pitch="variable"/>
    <style:font-face style:name="Ubuntu Condensed" svg:font-family="'Ubuntu Condensed'" style:font-pitch="variable"/>
    <style:font-face style:name="Ubuntu Light" svg:font-family="'Ubuntu 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21:37:40.707981014</meta:creation-date>
    <dc:date>2022-12-14T13:57:51.477084060</dc:date>
    <meta:editing-duration>PT3H12M17S</meta:editing-duration>
    <meta:editing-cycles>2</meta:editing-cycles>
    <meta:generator>LibreOffice/7.3.2.2$Linux_X86_64 LibreOffice_project/30$Build-2</meta:generator>
    <meta:document-statistic meta:table-count="0" meta:image-count="0" meta:object-count="0" meta:page-count="2" meta:paragraph-count="42" meta:word-count="275" meta:character-count="1564" meta:non-whitespace-character-count="1351"/>
  </office:meta>
</office:document-meta>
</file>